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As of 10/22/2020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rate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HCal fADC #</text:p>
          </table:table-cell>
          <table:table-cell office:value-type="string" calcext:value-type="string">
            <text:p>JLab 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DI-814 HAL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1595_25R AC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DI-807 HAL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DI-412 PH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DI-407 PH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DI-806 HAL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DI-823 HAL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DI-809 HAL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DI-812 HAL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DI-420 PH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DI-818 HAL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CDI-820 HAL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DI-821 HAL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CDI-813 HAL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DI-822 HAL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DI-824 HAL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per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DI-864 HAL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per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DI-863 HALLA</text:p>
          </table:table-cell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Updated 4/4/2022</text:p>
          </table:table-cell>
          <table:table-cell table:style-name="Default"/>
          <table:table-cell table:style-name="Default" office:value-type="string" calcext:value-type="string">
            <text:p>Lower crate = intelsbshcal1, Upper crate = intelsbshcal2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HCAL fADC #</text:p>
          </table:table-cell>
          <table:table-cell office:value-type="string" calcext:value-type="string">
            <text:p>Crate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JLab ID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DI-819 HALL-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1595_25R ACC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w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DI-807 HALLA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ow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DI-412 PHY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ow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DI-407 PHY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ow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DI-806 HALL-A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ow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DI-823 HALL-A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DI-809 HALL-A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ow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DI-812 HALL-A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ow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CDI-420 PHY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ow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DI-818 HALL-A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ow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DI-820 HALL-A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ow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DI-821 HALL-A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ow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DI-813 HALL-A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Low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DI-822 HALL-A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ow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DI-824 HALL-A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Upp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DI-864 HALLA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Upp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DI-863 HAL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Upp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DI-784 NP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4">00/00/0000</text:date>, <text:time style:data-style-name="N2" text:time-value="14:38:55.320270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4:43:34.634003032</meta:creation-date>
    <dc:date>2022-04-04T14:45:06.120078667</dc:date>
    <meta:editing-duration>PT2M37S</meta:editing-duration>
    <meta:editing-cycles>4</meta:editing-cycles>
    <meta:generator>LibreOffice/4.2.8.2$Linux_X86_64 LibreOffice_project/420m0$Build-2</meta:generator>
    <meta:document-statistic meta:table-count="1" meta:cell-count="159" meta:object-count="0"/>
  </office:meta>
</office:document-meta>
</file>